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621" officeooo:paragraph-rsid="001cf621"/>
    </style:style>
    <style:style style:name="P2" style:family="paragraph" style:parent-style-name="Standard">
      <style:text-properties officeooo:rsid="0021c8f5" officeooo:paragraph-rsid="0021c8f5"/>
    </style:style>
    <style:style style:name="P3" style:family="paragraph" style:parent-style-name="Standard">
      <style:text-properties officeooo:rsid="00249e43" officeooo:paragraph-rsid="00249e43"/>
    </style:style>
    <style:style style:name="P4" style:family="paragraph" style:parent-style-name="Standard">
      <style:text-properties officeooo:rsid="00261df9" officeooo:paragraph-rsid="00261df9"/>
    </style:style>
    <style:style style:name="P5" style:family="paragraph" style:parent-style-name="Standard">
      <style:text-properties officeooo:rsid="002d21da" officeooo:paragraph-rsid="002d21da"/>
    </style:style>
    <style:style style:name="P6" style:family="paragraph" style:parent-style-name="Standard">
      <style:text-properties officeooo:rsid="002edc45" officeooo:paragraph-rsid="002edc45"/>
    </style:style>
    <style:style style:name="P7" style:family="paragraph" style:parent-style-name="Standard">
      <style:text-properties officeooo:rsid="002edc45" officeooo:paragraph-rsid="00301802"/>
    </style:style>
    <style:style style:name="P8" style:family="paragraph" style:parent-style-name="Standard">
      <style:text-properties officeooo:rsid="002edc45" officeooo:paragraph-rsid="00301802"/>
    </style:style>
    <style:style style:name="P9" style:family="paragraph" style:parent-style-name="Standard">
      <style:text-properties officeooo:rsid="00308b37" officeooo:paragraph-rsid="0031604e"/>
    </style:style>
    <style:style style:name="P10" style:family="paragraph" style:parent-style-name="Standard">
      <style:text-properties officeooo:rsid="0030f885" officeooo:paragraph-rsid="0031604e"/>
    </style:style>
    <style:style style:name="P11" style:family="paragraph" style:parent-style-name="Standard">
      <style:text-properties officeooo:rsid="00343741" officeooo:paragraph-rsid="00343741"/>
    </style:style>
    <style:style style:name="P12" style:family="paragraph" style:parent-style-name="Standard">
      <style:text-properties officeooo:rsid="0035e110" officeooo:paragraph-rsid="0035e110"/>
    </style:style>
    <style:style style:name="P13" style:family="paragraph" style:parent-style-name="Standard">
      <style:text-properties officeooo:rsid="00371e14" officeooo:paragraph-rsid="00371e14"/>
    </style:style>
    <style:style style:name="P14" style:family="paragraph" style:parent-style-name="Standard">
      <style:text-properties officeooo:rsid="003b4286" officeooo:paragraph-rsid="003b4286"/>
    </style:style>
    <style:style style:name="T1" style:family="text">
      <style:text-properties officeooo:rsid="001f452b"/>
    </style:style>
    <style:style style:name="T2" style:family="text">
      <style:text-properties officeooo:rsid="001f5ef8"/>
    </style:style>
    <style:style style:name="T3" style:family="text">
      <style:text-properties officeooo:rsid="002088ae"/>
    </style:style>
    <style:style style:name="T4" style:family="text">
      <style:text-properties officeooo:rsid="00249e43"/>
    </style:style>
    <style:style style:name="T5" style:family="text">
      <style:text-properties officeooo:rsid="00261df9"/>
    </style:style>
    <style:style style:name="T6" style:family="text">
      <style:text-properties officeooo:rsid="0026cf96"/>
    </style:style>
    <style:style style:name="T7" style:family="text">
      <style:text-properties officeooo:rsid="002952b7"/>
    </style:style>
    <style:style style:name="T8" style:family="text">
      <style:text-properties officeooo:rsid="00301802"/>
    </style:style>
    <style:style style:name="T9" style:family="text">
      <style:text-properties officeooo:rsid="003160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 column pap_papers_3 svd_profile -- niech zostanie na razie varchar, ale moze binarnie </text:p>
      <text:p text:style-name="P1"><text:s text:c="4"/>-- w paper.py mozna dodac deskryptor, ktory automatycznie zamienia liste floatow jako</text:p>
      <text:p text:style-name="P1"><text:s text:c="4"/>-- string na liste floatow <text:span text:style-name="T2">+</text:span></text:p>
      <text:p text:style-name="P1"><text:s text:c="4"/>-- jakas funkcje zrobic do bardziej schludnego wyswietlania profili</text:p>
      <text:p text:style-name="P1"><text:s text:c="4"/>-- ktore slowa sa najczestsze itp.</text:p>
      <text:p text:style-name="P1"><text:tab/>-- zamienic bag-of-words na logarytm (log(1 + count)) licznika albo na wartosc binarna (jest albo nie)</text:p>
      <text:p text:style-name="P1"><text:s text:c="4"/>-- nowe dokuemnty po ekstrakcji od razu sa wyliczane tylko profile, zostawiamy profile slow w spokoju</text:p>
      <text:p text:style-name="P1"><text:s text:c="4"/>-- powyzsze to oddzielny proces</text:p>
      <text:p text:style-name="P1"><text:s text:c="4"/>-- PRZEANALIZOWAC RECZNIE WEKTORY PROFILI: czy jak sobie wybiore jakies czesto wystepujace slowo, to wyszukac jakie inne slowa maja</text:p>
      <text:p text:style-name="P1"><text:s text:c="4"/>-- podobny profil, czy wystepuja w podobnych rodzajach dokumentow</text:p>
      <text:p text:style-name="P1"><text:s text:c="4"/>-- profile maja sens, kiedy slowa podobne znaczeniowo maja podobny profil</text:p>
      <text:p text:style-name="P1"><text:s text:c="4"/>-- slowa dotyczace artykulow z tej samej dziedziny maja podobny profil</text:p>
      <text:p text:style-name="P1"><text:s text:c="4"/>-- zamiast json to moze lepiej zrobic wlasny format, w oddzielnych liniach trzymac</text:p>
      <text:p text:style-name="P1"><text:s text:c="4"/>-- profile slow, a na przyklad w pierwszej linii ogolne statystyki</text:p>
      <text:p text:style-name="P1"><text:s text:c="4"/>-- slowo &lt;tab&gt; licznik wystapien &lt;tab&gt; wektor wartosci itp.</text:p>
      <text:p text:style-name="P1"><text:s text:c="4"/></text:p>
      <text:p text:style-name="P1"><text:s text:c="4"/>-- WIEKSZE RZECZY:</text:p>
      <text:p text:style-name="P1"><text:s text:c="4"/>-- 1) pruning slow, bardziej madre zarzadzanie slowami bardziej rzadkimi, ich profile sa</text:p>
      <text:p text:style-name="P1"><text:s text:c="4"/>-- malo znaczace</text:p>
      <text:p text:style-name="P1"><text:s text:c="4"/>-- 2) tf-idf, aktualizowane inkrementalnie, moze byc zaburzona wartosc, nie powstaje</text:p>
      <text:p text:style-name="P1"><text:tab/>-- na podstawie calego korpusu tylko jego czesci</text:p>
      <text:p text:style-name="P1"><text:s text:c="4"/>-- 3) algorytm decyzyjny </text:p>
      <text:p text:style-name="P1"><text:s text:c="4"/>-- dziedziny rzadko wykorzystywane to pewnie recznie trzeba bedzie jakos wyszukac,</text:p>
      <text:p text:style-name="P1"><text:s text:c="4"/>-- na przyklad mozna tu uzyc strony internetowej paperity</text:p>
      <text:p text:style-name="P1"><text:s text:c="4"/>-- potem sciagnac to bazy danych deweloperskiej zeby to miec u siebie</text:p>
      <text:p text:style-name="P1"><text:s text:c="4"/>-- ewentualnie dac jakis skrypt i zaciagnac z bazy produkcyjnej</text:p>
      <text:p text:style-name="P1">– <text:span text:style-name="T1">dyscypliny w paperity/model</text:span></text:p>
      <text:p text:style-name="P1"/>
      <text:p text:style-name="P1">- <text:span text:style-name="T3">normalizacja przez przesunięcie o wartość średnią</text:span></text:p>
      <text:p text:style-name="P2">- wartość średnia wag w profilach, bliskość profili, odchylenie standardow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LSI gensim, 8 cech</text:p>
      <text:p text:style-name="P4"><text:span text:style-name="T4">Średnia odległość kosinusowa </text:span>na zbiorze treningowym<text:span text:style-name="T4">: </text:span>0.4631</text:p>
      <text:p text:style-name="P3">trening: 0.94</text:p>
      <text:p text:style-name="P3">test: 0.896</text:p>
      <text:p text:style-name="P3"/>
      <text:p text:style-name="P3">gradient, regularyzacja 8 cech</text:p>
      <text:p text:style-name="P3">trening: 0.8959</text:p>
      <text:p text:style-name="P3">test: 0.8030</text:p>
      <text:p text:style-name="P3"/>
      <text:p text:style-name="P3">gradient, bez regularyzacji 8 cech</text:p>
      <text:p text:style-name="P3">Średnia odległość kosinusowa <text:span text:style-name="T5">na zbiorze treningowym</text:span>: 0.5040</text:p>
      <text:p text:style-name="P3">trening: 0.9213</text:p>
      <text:p text:style-name="P3">test: <text:span text:style-name="T6">(20 iteracji) 0.8463</text:span></text:p>
      <text:p text:style-name="P3"/>
      <text:p text:style-name="P3"><text:span text:style-name="T7">Zastanowić się jak rozmiar dokumentu wpływa na wartości wag?</text:span> </text:p>
      <text:p text:style-name="P3"/>
      <text:p text:style-name="P5">Około 1500 iteracji:</text:p>
      <text:p text:style-name="P5">Zbiór treningowy: 0.891968325792</text:p>
      <text:p text:style-name="P5">Zbiór testowy: 0.854838709677</text:p>
      <text:p text:style-name="P6">soc.religion.christian: 0.977386934673</text:p>
      <text:p text:style-name="P6">comp.graphics: 0.81233933162</text:p>
      <text:p text:style-name="P7">comp.windows.x: <text:span text:style-name="T8">0.772378516624</text:span></text:p>
      <text:p text:style-name="P7"/>
      <text:p text:style-name="P7"/>
      <text:p text:style-name="P9"><text:span text:style-name="T9">talk.politics.misc</text:span>: 0.95</text:p>
      <text:p text:style-name="P9"><text:span text:style-name="T9">sci.electronics</text:span>: 0.71</text:p>
      <text:p text:style-name="P9"><text:span text:style-name="T9">rec.sport.hockey</text:span>: 0.95</text:p>
      <text:p text:style-name="P10"><text:span text:style-name="T9">comp.graphics:</text:span> 0.82</text:p>
      <text:p text:style-name="P10"/>
      <text:p text:style-name="P10"/>
      <text:p text:style-name="P11">współczynnik uczenia powinien zmniejszać się w czasie</text:p>
      <text:p text:style-name="P12">znaleźć czasoposima, które słowo kluczowe mają w swoim tytule</text:p>
      <text:p text:style-name="P12">kategoryzować po najbardziej popularnych słowach kluczowych,</text:p>
      <text:p text:style-name="P12"/>
      <text:p text:style-name="P12">sprawdzenie klasyfikatora randomForest</text:p>
      <text:p text:style-name="P12"/>
      <text:p text:style-name="P13">klasyfikacja: kilka wersji klasyfikatora wyuczonego na różnych wersjach zbioru treningowego: chodzi o inkrementalne uczenie – główny powód, dla którego został podjęty pomysł własnego algorytmu. Zamiana klasyfikatora od zera mogłaby być za ciężka.</text:p>
      <text:p text:style-name="P13"/>
      <text:p text:style-name="P14">Sprawdzanie czy można zwiększyć ilość negatywnych przykładów słów, jaki dla nich współczynnik uczeni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9:23:06.985070878</meta:creation-date>
    <dc:date>2016-07-18T18:24:07.924161116</dc:date>
    <meta:editing-duration>PT7H59M7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2" meta:paragraph-count="57" meta:word-count="412" meta:character-count="3061" meta:non-whitespace-character-count="2606"/>
  </office:meta>
</office:document-meta>
</file>